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90000099C000038BD3C835811.svm"/>
  <manifest:file-entry manifest:media-type="image/png" manifest:full-path="Pictures/100002010000016300000050DAFB9A08.png"/>
  <manifest:file-entry manifest:media-type="image/png" manifest:full-path="Pictures/10000000000009500000023832C36E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Bitstream Charter" svg:font-family="'Bitstream Charter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E1" style:family="table-cell">
      <style:table-cell-properties fo:padding="0.097cm" fo:border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Nivel1" style:master-page-name="Pagina">
      <style:paragraph-properties style:page-number="auto"/>
    </style:style>
    <style:style style:name="P3" style:family="paragraph" style:parent-style-name="Nivel1" style:list-style-name="L1"/>
    <style:style style:name="P4" style:family="paragraph" style:parent-style-name="TablaContenidosDemostrativo" style:master-page-name="Pagina">
      <style:paragraph-properties style:page-number="auto"/>
    </style:style>
    <style:style style:name="P5" style:family="paragraph" style:parent-style-name="Textos" style:master-page-name="Pagina">
      <style:paragraph-properties style:page-number="auto"/>
    </style:style>
    <style:style style:name="P6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ituloDemostrativo" style:master-page-name="PortadaDemostrativos">
      <style:paragraph-properties style:page-number="auto"/>
    </style:style>
    <style:style style:name="P8" style:family="paragraph" style:parent-style-name="Cuerpo">
      <style:paragraph-properties fo:margin-left="0cm" fo:margin-right="0cm" fo:text-indent="0cm" style:auto-text-indent="false"/>
    </style:style>
    <style:style style:name="P9" style:family="paragraph" style:parent-style-name="Cuerpo">
      <style:paragraph-properties fo:margin-left="0cm" fo:margin-right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Bitstream Charter" fo:font-size="10pt"/>
    </style:style>
    <style:style style:name="P10" style:family="paragraph" style:parent-style-name="Cuerpo">
      <style:paragraph-properties fo:margin-left="0cm" fo:margin-right="0cm" fo:text-align="justify" style:justify-single-word="false" fo:text-indent="0cm" style:auto-text-indent="false" fo:background-color="transparent" style:shadow="none">
        <style:tab-stops/>
        <style:background-image/>
      </style:paragraph-properties>
    </style:style>
    <style:style style:name="P11" style:family="paragraph" style:parent-style-name="Cuerpo" style:list-style-name="L1"/>
    <style:style style:name="P12" style:family="paragraph" style:parent-style-name="Cuerpo" style:list-style-name="L4"/>
    <style:style style:name="P13" style:family="paragraph" style:parent-style-name="Cuerpo" style:list-style-name="L5"/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style:font-name="Bitstream Charter" fo:font-size="10pt"/>
    </style:style>
    <style:style style:name="T2" style:family="text">
      <style:text-properties fo:font-variant="normal" fo:text-transform="none" fo:color="#000000" style:font-name="Bitstream Charter" fo:font-size="10pt" fo:letter-spacing="normal" fo:font-style="normal" fo:font-weight="normal"/>
    </style:style>
    <style:style style:name="T3" style:family="text">
      <style:text-properties fo:font-variant="normal" fo:text-transform="none" fo:color="#000000" style:font-name="Bitstream Charter" fo:font-size="10pt" fo:letter-spacing="normal" fo:font-style="normal" fo:font-weight="normal" fo:background-color="#ffffff"/>
    </style:style>
    <style:style style:name="T4" style:family="text">
      <style:text-properties fo:font-variant="normal" fo:text-transform="none" fo:color="#000000" style:text-line-through-style="none" style:font-name="Bitstream Charter" fo:font-size="10pt" fo:letter-spacing="normal" fo:font-style="normal" style:text-underline-style="none" fo:font-weight="normal" style:text-blinking="false" fo:background-color="#ffffff"/>
    </style:style>
    <style:style style:name="T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forme inputs/outputs Simapro</text:p>
      <text:p text:style-name="Standard"/>
      <text:p text:style-name="SubtituloPortadaYDemostrativos">Tipo de documento: documento técnico</text:p>
      <text:p text:style-name="SubtituloPortadaYDemostrativos">dd/mm/aa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Tablas">Inputs_outputs_simapro.odt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Tablas">29/10/2013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Tablas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Tablas"/>
          </table:table-cell>
        </table:table-row>
      </table:table>
      <text:p text:style-name="Textos"/>
      <text:p text:style-name="Textos">Abstract:</text:p>
      <text:p text:style-name="Textos"/>
      <text:p text:style-name="P5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i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ablas"/>
            <text:p text:style-name="Tablas">Autor</text:p>
            <text:p text:style-name="Tablas"/>
          </table:table-cell>
          <table:table-cell table:style-name="Tabla3.B2" office:value-type="string">
            <text:p text:style-name="Tablas">Manuel Cid Gómez</text:p>
          </table:table-cell>
          <table:table-cell table:style-name="Tabla3.B2" office:value-type="string">
            <text:p text:style-name="Tablas"/>
          </table:table-cell>
          <table:table-cell table:style-name="Tabla3.B2" office:value-type="string">
            <text:p text:style-name="Tablas">29/10/2013</text:p>
          </table:table-cell>
          <table:table-cell table:style-name="Tabla3.E2" office:value-type="string">
            <text:p text:style-name="Tablas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Tablas">v0</text:p>
          </table:table-cell>
          <table:table-cell table:style-name="Tabla4.A2" office:value-type="string">
            <text:p text:style-name="Tablas">29/10/2013</text:p>
          </table:table-cell>
          <table:table-cell table:style-name="Tabla4.A2" office:value-type="string">
            <text:p text:style-name="Tablas"/>
          </table:table-cell>
          <table:table-cell table:style-name="Tabla4.D2" office:value-type="string">
            <text:p text:style-name="Tablas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4">Tabla de contenido</text:p>
          </text:index-title>
          <text:p text:style-name="P6"><text:a xlink:type="simple" xlink:href="#__RefHeading__1609_887443665" text:style-name="Index_20_Link" text:visited-style-name="Index_20_Link">Introducción <text:tab/>4</text:a></text:p>
          <text:p text:style-name="P6"><text:a xlink:type="simple" xlink:href="#__RefHeading__1611_887443665" text:style-name="Index_20_Link" text:visited-style-name="Index_20_Link">Análisis de información necesaria desde Getracer<text:tab/>5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2"><text:bookmark-start text:name="__RefHeading__1609_887443665"/>Introducción <text:bookmark-end text:name="__RefHeading__1609_887443665"/></text:p>
      <text:p text:style-name="Nivel1"/>
      <text:p text:style-name="P9">Para poder comprender los datos que vamos a guardar para posterior uso en el programa Simapro vamos definir un concepto:</text:p>
      <text:p text:style-name="P9"/>
      <text:p text:style-name="P10"><text:span text:style-name="T1">Análisis de ciclo de vida :</text:span><text:span text:style-name="T2">es una herramienta de diseño que investiga y evalúa los impactos ambientales de un producto o servicio durante todas las etapas de su existencia (</text:span><text:span text:style-name="T4">extracción</text:span><text:span text:style-name="T3">, </text:span><text:span text:style-name="T4">producción</text:span><text:span text:style-name="T3">, </text:span><text:span text:style-name="T4">distribución</text:span><text:span text:style-name="T3">, uso y </text:span><text:span text:style-name="T4">desecho</text:span><text:span text:style-name="T3">)</text:span><text:span text:style-name="T2">.</text:span><text:span text:style-name="T1"> </text:span></text:p>
      <text:p text:style-name="P9"/>
      <text:p text:style-name="P9"/>
      <text:p text:style-name="P9">¿Que datos nos interesa a nosotros guardar para poder enviarlos a los responsables del programa simapro para que los procesen? Pues solamente los inputs y los outputs en cada fase del proceso de montaje.</text:p>
      <text:p text:style-name="P9"/>
      <text:p text:style-name="P9">Véase mejor con un ejemplo:</text:p>
      <text:p text:style-name="P8"/>
      <text:p text:style-name="P8"><text:tab/><text:tab/>INPUTS<text:tab/><text:tab/><text:tab/><text:tab/><text:tab/><text:tab/>OUTPUTS</text:p>
      <text:p text:style-name="P8"><draw:custom-shape text:anchor-type="paragraph" draw:z-index="9" draw:style-name="gr1" svg:width="3.864cm" svg:height="3.308cm" svg:x="5.907cm" svg:y="-0.007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8"><draw:custom-shape text:anchor-type="paragraph" draw:z-index="10" draw:style-name="gr2" svg:width="0.556cm" svg:height="0.318cm" svg:x="5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2" svg:width="0.556cm" svg:height="0.318cm" svg:x="10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style-name="gr3" draw:text-style-name="P15" svg:width="2.012cm" svg:height="0.953cm" svg:x="6.886cm" svg:y="0.411cm"><draw:text-box><text:p text:style-name="P14"><text:span text:style-name="T5">Fase</text:span></text:p></draw:text-box></draw:frame><text:tab/><text:tab/>Materias primas<text:tab/><text:tab/><text:tab/><text:tab/><text:tab/>Emisiones</text:p>
      <text:p text:style-name="P8"><draw:custom-shape text:anchor-type="paragraph" draw:z-index="11" draw:style-name="gr2" svg:width="0.556cm" svg:height="0.318cm" svg:x="5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style-name="gr2" svg:width="0.556cm" svg:height="0.318cm" svg:x="10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text:tab/><text:tab/>Energía<text:tab/><text:tab/><text:tab/><text:tab/><text:tab/><text:tab/><text:tab/>Residuos<text:tab/><text:tab/><text:tab/><text:tab/></text:p>
      <text:p text:style-name="P8"><draw:custom-shape text:anchor-type="paragraph" draw:z-index="12" draw:style-name="gr2" svg:width="0.556cm" svg:height="0.318cm" svg:x="5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style-name="gr2" svg:width="0.556cm" svg:height="0.318cm" svg:x="10.114cm" svg:y="0.279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text:tab/><text:tab/>…<text:tab/><text:tab/><text:tab/><text:tab/><text:tab/><text:tab/><text:tab/>Subproductos</text:p>
      <text:p text:style-name="P8"/>
      <text:p text:style-name="P8"/>
      <text:p text:style-name="P8"/>
      <text:p text:style-name="P8">Llegado a este punto que vamos que tener que datos vamos tener que guardar y enviar a procesar :</text:p>
      <text:p text:style-name="P8"/>
      <text:list xml:id="list5333902663043145246" text:style-name="L1">
        <text:list-item>
          <text:p text:style-name="P11">Identificación de los componentes usados.</text:p>
        </text:list-item>
        <text:list-item>
          <text:p text:style-name="P11">Peso estimado de los componente y materiales usados en todos los procesos. A parte si creamos un tipo de caja que va ser recubierto por una capa de pintura,barnizado etc , la superficie total de esa estructura.</text:p>
        </text:list-item>
        <text:list-item>
          <text:p text:style-name="P11">Energía eléctrica u otro tipo de energía empleada, reflejada en tiempo y consumo.</text:p>
        </text:list-item>
        <text:list-item>
          <text:p text:style-name="P11">Reflejar la instalación de cualquier tipo de software en tiempo y consumo eléctrico.</text:p>
        </text:list-item>
        <text:list-item>
          <text:p text:style-name="P11">Consumo de la vida útil de los equipos creados mediante el proceso de construcción.</text:p>
        </text:list-item>
        <text:list-item>
          <text:p text:style-name="P11">Componentes evitados.</text:p>
        </text:list-item>
        <text:list-item>
          <text:p text:style-name="P11"><text:soft-page-break/>Ficha técnica de componentes comprados que usamos en nuestros procesos(ejemplo ,sistema de refrigeración líquida).</text:p>
        </text:list-item>
        <text:list-item>
          <text:p text:style-name="P11">Tener en cuenta si algún tipo de material es reciclado.</text:p>
        </text:list-item>
        <text:list-item>
          <text:p text:style-name="P11">Información de los componentes y materiales por los cuales está formado un cluster comercial.</text:p>
        </text:list-item>
        <text:list-item>
          <text:p text:style-name="P11">Estimación vida útil del elemento creado.</text:p>
        </text:list-item>
        <text:list-item>
          <text:p text:style-name="P11">Otro dato a tener en cuenta es el transporte,este tiene un gran impacto ambiental.</text:p>
          <text:p text:style-name="P3"/>
        </text:list-item>
      </text:list>
      <text:p text:style-name="Nivel1"><text:bookmark-start text:name="__RefHeading__1611_887443665"/>Análisis de información necesaria desde Getracer<text:bookmark-end text:name="__RefHeading__1611_887443665"/></text:p>
      <text:p text:style-name="P8"/>
      <text:p text:style-name="P8">Visto el informe anterior ahora vamos contrastar los datos que podemos identificar con Getracer o si necesita alguna mejora o adaptación para poder procesar los datos anteriores.</text:p>
      <text:p text:style-name="P8"/>
      <text:p text:style-name="P8">Datos que podemos guardar de lo anterior:</text:p>
      <text:p text:style-name="P8"/>
      <text:list xml:id="list5217318846312396566" text:style-name="L4">
        <text:list-item>
          <text:p text:style-name="P12">Tipos de elementos con sus características , fabricante ,modelo etc...</text:p>
        </text:list-item>
        <text:list-item>
          <text:p text:style-name="P12">Fases en las que se encuentra cada elemento.</text:p>
        </text:list-item>
        <text:list-item>
          <text:p text:style-name="P12">Destinos</text:p>
          <text:p text:style-name="P12"/>
        </text:list-item>
      </text:list>
      <text:p text:style-name="P8">Datos que no podemos procesar :</text:p>
      <text:p text:style-name="P8"/>
      <text:p text:style-name="P8"/>
      <text:list xml:id="list9069635216143252713" text:style-name="L5">
        <text:list-item>
          <text:p text:style-name="P13">Energía que consumida en cada fase.</text:p>
        </text:list-item>
        <text:list-item>
          <text:p text:style-name="P13">Dimensión de los elementos.</text:p>
          <text:p text:style-name="P13"/>
        </text:list-item>
      </text:list>
      <text:p text:style-name="P8">El resto de los datos se irán creando según avance nuestro proceso y guardados en documentos para el posterior envío a los encargados de Simap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Bitstream Charter" svg:font-family="'Bitstream Charter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="100%"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="100%" fo:margin-left="0cm" fo:margin-right="0cm" fo:margin-top="1cm" fo:margin-bottom="0.3cm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="100%" fo:margin-left="0cm" fo:margin-right="0cm" fo:margin-top="0cm" fo:margin-bottom="0cm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="100%" fo:margin-left="0cm" fo:margin-right="0cm" fo:margin-top="0cm" fo:margin-bottom="1cm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Tablas" style:family="paragraph" style:parent-style-name="Standard" style:master-page-name="">
      <style:paragraph-properties style:page-number="auto"/>
      <style:text-properties style:font-size-asian="10.5pt"/>
    </style:style>
    <style:style style:name="Cuerpo" style:family="paragraph" style:parent-style-name="Standard" style:master-page-name="">
      <style:paragraph-properties fo:margin="100%" fo:margin-left="0cm" fo:margin-right="0cm" fo:margin-top="0.101cm" fo:margin-bottom="0.101cm" fo:text-indent="0.6cm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5</text:page-number></text:p>
      </style:header>
      <style:footer>
        <text:p text:style-name="Footer"><draw:frame draw:style-name="Mfr2" draw:name="gráficos1" text:anchor-type="paragraph" svg:width="17cm" svg:height="4.05cm" draw:z-index="1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1-07T16:31:58.21</dc:date>
    <meta:editing-duration>PT59M4S</meta:editing-duration>
    <meta:editing-cycles>10</meta:editing-cycles>
    <meta:generator>OpenOffice/4.0.0$Win32 OpenOffice.org_project/400m3$Build-9702</meta:generator>
    <meta:document-statistic meta:table-count="4" meta:image-count="3" meta:object-count="0" meta:page-count="5" meta:paragraph-count="71" meta:word-count="463" meta:character-count="2933"/>
    <dc:creator>Manuel Cid</dc:creator>
  </office:meta>
</office:document-meta>
</file>